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0000000CA20E00BE6E8850267.png" manifest:media-type="image/png"/>
  <manifest:file-entry manifest:full-path="Pictures/10000201000002F0000000CAF9E7FBFB5732ABC2.png" manifest:media-type="image/png"/>
  <manifest:file-entry manifest:full-path="Pictures/10000201000002F0000000CADDAFBF4A02F9C18A.png" manifest:media-type="image/png"/>
  <manifest:file-entry manifest:full-path="Pictures/10000201000002F0000000CABB514DFF52F13FBB.png" manifest:media-type="image/png"/>
  <manifest:file-entry manifest:full-path="Pictures/10000201000002F0000000CAF76CCCD43330AE5A.png" manifest:media-type="image/png"/>
  <manifest:file-entry manifest:full-path="Pictures/10000201000002F0000000CAB54F35F0801E4E6B.png" manifest:media-type="image/png"/>
  <manifest:file-entry manifest:full-path="Pictures/10000201000002F0000000CA4A9C492FC2C04916.png" manifest:media-type="image/png"/>
  <manifest:file-entry manifest:full-path="Pictures/10000201000002F0000000CABA837FCDA7B35C88.png" manifest:media-type="image/png"/>
  <manifest:file-entry manifest:full-path="Pictures/10000201000002F0000000CAB27B0C4BC47ADC74.png" manifest:media-type="image/png"/>
  <manifest:file-entry manifest:full-path="Pictures/10000201000002F0000000CA060FE0874D8E25F5.png" manifest:media-type="image/png"/>
  <manifest:file-entry manifest:full-path="Pictures/10000201000002F0000000CA7B5068A8C622D711.png" manifest:media-type="image/png"/>
  <manifest:file-entry manifest:full-path="Pictures/10000201000002F0000000CAEA621282CE9EFFB0.png" manifest:media-type="image/png"/>
  <manifest:file-entry manifest:full-path="Pictures/10000201000002F0000000CA49685DF3CFC29C31.png" manifest:media-type="image/png"/>
  <manifest:file-entry manifest:full-path="Pictures/10000201000002F0000000CA947C9226C867C324.png" manifest:media-type="image/png"/>
  <manifest:file-entry manifest:full-path="Pictures/10000201000002F0000000CAD9285F9B1D6ADC81.png" manifest:media-type="image/png"/>
  <manifest:file-entry manifest:full-path="Pictures/10000201000002F0000000CADC4CC22AD6DAF1B4.png" manifest:media-type="image/png"/>
  <manifest:file-entry manifest:full-path="Pictures/10000201000002F0000000CA7C48F2D07E840DAB.png" manifest:media-type="image/png"/>
  <manifest:file-entry manifest:full-path="Pictures/10000201000002F0000000CA770051C2849D6916.png" manifest:media-type="image/png"/>
  <manifest:file-entry manifest:full-path="Pictures/10000201000002F0000000CAFB72D64A106F2E1E.png" manifest:media-type="image/png"/>
  <manifest:file-entry manifest:full-path="Pictures/10000201000002F0000000CA62CD2A4EF41EE947.png" manifest:media-type="image/png"/>
  <manifest:file-entry manifest:full-path="Pictures/10000201000002F0000000CAAFF98F4F8C5B1579.png" manifest:media-type="image/png"/>
  <manifest:file-entry manifest:full-path="Pictures/10000201000002F0000000CA7B2B9374329A101F.png" manifest:media-type="image/png"/>
  <manifest:file-entry manifest:full-path="Pictures/10000201000002F0000000CA311086D955A2C343.png" manifest:media-type="image/png"/>
  <manifest:file-entry manifest:full-path="Pictures/10000201000002F0000000CA3A0A34653901F01B.png" manifest:media-type="image/png"/>
  <manifest:file-entry manifest:full-path="Pictures/10000201000002F0000000CA8D3897DF911F26DC.png" manifest:media-type="image/png"/>
  <manifest:file-entry manifest:full-path="Pictures/10000201000002F0000000CAD081B9C90A752051.png" manifest:media-type="image/png"/>
  <manifest:file-entry manifest:full-path="Pictures/10000201000002F0000000CA022DFE6E2D75BC1C.png" manifest:media-type="image/png"/>
  <manifest:file-entry manifest:full-path="Pictures/10000201000002F0000000CA4D5AE84D906F109C.png" manifest:media-type="image/png"/>
  <manifest:file-entry manifest:full-path="Pictures/10000201000002F0000000CA2DB12FA9D940BF38.png" manifest:media-type="image/png"/>
  <manifest:file-entry manifest:full-path="Pictures/10000201000002F0000000CA161A5DA4AE9E5F4F.png" manifest:media-type="image/png"/>
  <manifest:file-entry manifest:full-path="Pictures/10000201000002F0000000CA42089504E45931C4.png" manifest:media-type="image/png"/>
  <manifest:file-entry manifest:full-path="Pictures/10000201000002F0000000CACED721DA3132B709.png" manifest:media-type="image/png"/>
  <manifest:file-entry manifest:full-path="Pictures/10000201000002F0000000CADE5165B81FE13D48.png" manifest:media-type="image/png"/>
  <manifest:file-entry manifest:full-path="Pictures/10000201000002F0000000CA855813B5B5B71A0C.png" manifest:media-type="image/png"/>
  <manifest:file-entry manifest:full-path="Pictures/10000201000002F0000000CA556251EA82200DAB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officeooo:rsid="0021f27c" officeooo:paragraph-rsid="0021f27c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-1.173cm" svg:y="-0.656cm" svg:width="19.397cm" svg:height="5.211cm" draw:z-index="0"><draw:image xlink:href="Pictures/10000201000002F0000000CA161A5DA4AE9E5F4F.png" xlink:type="simple" xlink:show="embed" xlink:actuate="onLoad"/></draw:frame><draw:frame draw:style-name="fr1" draw:name="Image1" text:anchor-type="paragraph" svg:x="-1.187cm" svg:y="4.703cm" svg:width="19.397cm" svg:height="5.211cm" draw:z-index="1"><draw:image xlink:href="Pictures/10000201000002F0000000CA7C48F2D07E840DAB.png" xlink:type="simple" xlink:show="embed" xlink:actuate="onLoad"/></draw:frame><draw:frame draw:style-name="fr1" draw:name="Image3" text:anchor-type="paragraph" svg:x="-1.187cm" svg:y="10.059cm" svg:width="19.412cm" svg:height="5.214cm" draw:z-index="2"><draw:image xlink:href="Pictures/10000201000002F0000000CA4D5AE84D906F109C.png" xlink:type="simple" xlink:show="embed" xlink:actuate="onLoad"/></draw:frame><draw:frame draw:style-name="fr1" draw:name="Image4" text:anchor-type="paragraph" svg:x="-1.228cm" svg:y="15.443cm" svg:width="19.477cm" svg:height="5.232cm" draw:z-index="3"><draw:image xlink:href="Pictures/10000201000002F0000000CA8D3897DF911F26DC.png" xlink:type="simple" xlink:show="embed" xlink:actuate="onLoad"/></draw:frame><draw:frame draw:style-name="fr1" draw:name="Image5" text:anchor-type="paragraph" svg:x="-1.228cm" svg:y="20.814cm" svg:width="19.516cm" svg:height="5.242cm" draw:z-index="4"><draw:image xlink:href="Pictures/10000201000002F0000000CA7B2B9374329A101F.png" xlink:type="simple" xlink:show="embed" xlink:actuate="onLoad"/></draw:frame></text:p>
      <text:p text:style-name="P2"><draw:frame draw:style-name="fr1" draw:name="Image6" text:anchor-type="paragraph" svg:x="-1.102cm" svg:y="-0.318cm" svg:width="19.226cm" svg:height="5.165cm" draw:z-index="5"><draw:image xlink:href="Pictures/10000201000002F0000000CA311086D955A2C343.png" xlink:type="simple" xlink:show="embed" xlink:actuate="onLoad"/></draw:frame><draw:frame draw:style-name="fr1" draw:name="Image7" text:anchor-type="paragraph" svg:x="-1.081cm" svg:y="4.999cm" svg:width="19.226cm" svg:height="5.165cm" draw:z-index="6"><draw:image xlink:href="Pictures/10000201000002F0000000CA770051C2849D6916.png" xlink:type="simple" xlink:show="embed" xlink:actuate="onLoad"/></draw:frame><draw:frame draw:style-name="fr1" draw:name="Image8" text:anchor-type="paragraph" svg:x="-1.058cm" svg:y="10.296cm" svg:width="19.214cm" svg:height="5.161cm" draw:z-index="7"><draw:image xlink:href="Pictures/10000201000002F0000000CA62CD2A4EF41EE947.png" xlink:type="simple" xlink:show="embed" xlink:actuate="onLoad"/></draw:frame><draw:frame draw:style-name="fr1" draw:name="Image9" text:anchor-type="paragraph" svg:x="-1.058cm" svg:y="15.612cm" svg:width="19.207cm" svg:height="5.159cm" draw:z-index="8"><draw:image xlink:href="Pictures/10000201000002F0000000CADC4CC22AD6DAF1B4.png" xlink:type="simple" xlink:show="embed" xlink:actuate="onLoad"/></draw:frame><draw:frame draw:style-name="fr1" draw:name="Image10" text:anchor-type="paragraph" svg:x="-1.06cm" svg:y="20.92cm" svg:width="19.2cm" svg:height="5.158cm" draw:z-index="9"><draw:image xlink:href="Pictures/10000201000002F0000000CA022DFE6E2D75BC1C.png" xlink:type="simple" xlink:show="embed" xlink:actuate="onLoad"/></draw:frame></text:p>
      <text:p text:style-name="P3"><draw:frame draw:style-name="fr1" draw:name="Image11" text:anchor-type="paragraph" svg:x="-0.974cm" svg:y="-0.402cm" svg:width="19.156cm" svg:height="5.145cm" draw:z-index="10"><draw:image xlink:href="Pictures/10000201000002F0000000CACED721DA3132B709.png" xlink:type="simple" xlink:show="embed" xlink:actuate="onLoad"/></draw:frame><draw:frame draw:style-name="fr1" draw:name="Image12" text:anchor-type="paragraph" svg:x="-0.997cm" svg:y="4.872cm" svg:width="19.168cm" svg:height="5.149cm" draw:z-index="11"><draw:image xlink:href="Pictures/10000201000002F0000000CA947C9226C867C324.png" xlink:type="simple" xlink:show="embed" xlink:actuate="onLoad"/></draw:frame><draw:frame draw:style-name="fr1" draw:name="Image13" text:anchor-type="paragraph" svg:x="-0.975cm" svg:y="10.169cm" svg:width="19.161cm" svg:height="5.147cm" draw:z-index="12"><draw:image xlink:href="Pictures/10000201000002F0000000CA49685DF3CFC29C31.png" xlink:type="simple" xlink:show="embed" xlink:actuate="onLoad"/></draw:frame><draw:frame draw:style-name="fr1" draw:name="Image14" text:anchor-type="paragraph" svg:x="-0.974cm" svg:y="15.439cm" svg:width="19.175cm" svg:height="5.151cm" draw:z-index="13"><draw:image xlink:href="Pictures/10000201000002F0000000CA060FE0874D8E25F5.png" xlink:type="simple" xlink:show="embed" xlink:actuate="onLoad"/></draw:frame><draw:frame draw:style-name="fr1" draw:name="Image15" text:anchor-type="paragraph" svg:x="-0.974cm" svg:y="20.756cm" svg:width="19.161cm" svg:height="5.147cm" draw:z-index="14"><draw:image xlink:href="Pictures/10000201000002F0000000CA556251EA82200DAB.png" xlink:type="simple" xlink:show="embed" xlink:actuate="onLoad"/></draw:frame></text:p>
      <text:p text:style-name="P3"><draw:frame draw:style-name="fr1" draw:name="Image16" text:anchor-type="paragraph" svg:x="-0.891cm" svg:y="-0.212cm" svg:width="18.886cm" svg:height="5.073cm" draw:z-index="15"><draw:image xlink:href="Pictures/10000201000002F0000000CA3A0A34653901F01B.png" xlink:type="simple" xlink:show="embed" xlink:actuate="onLoad"/></draw:frame><draw:frame draw:style-name="fr1" draw:name="Image17" text:anchor-type="paragraph" svg:x="-0.91cm" svg:y="5.02cm" svg:width="18.891cm" svg:height="5.075cm" draw:z-index="16"><draw:image xlink:href="Pictures/10000201000002F0000000CAD081B9C90A752051.png" xlink:type="simple" xlink:show="embed" xlink:actuate="onLoad"/></draw:frame><draw:frame draw:style-name="fr1" draw:name="Image18" text:anchor-type="paragraph" svg:x="-0.891cm" svg:y="10.253cm" svg:width="18.872cm" svg:height="5.069cm" draw:z-index="17"><draw:image xlink:href="Pictures/10000201000002F0000000CA855813B5B5B71A0C.png" xlink:type="simple" xlink:show="embed" xlink:actuate="onLoad"/></draw:frame><draw:frame draw:style-name="fr1" draw:name="Image19" text:anchor-type="paragraph" svg:x="-0.91cm" svg:y="15.503cm" svg:width="18.852cm" svg:height="5.064cm" draw:z-index="18"><draw:image xlink:href="Pictures/10000201000002F0000000CAEA621282CE9EFFB0.png" xlink:type="simple" xlink:show="embed" xlink:actuate="onLoad"/></draw:frame><draw:frame draw:style-name="fr1" draw:name="Image20" text:anchor-type="paragraph" svg:x="-0.91cm" svg:y="20.687cm" svg:width="18.905cm" svg:height="5.078cm" draw:z-index="19"><draw:image xlink:href="Pictures/10000201000002F0000000CA7B5068A8C622D711.png" xlink:type="simple" xlink:show="embed" xlink:actuate="onLoad"/></draw:frame></text:p>
      <text:p text:style-name="P2"><draw:frame draw:style-name="fr1" draw:name="Image22" text:anchor-type="paragraph" svg:x="-0.956cm" svg:y="-0.34cm" svg:width="18.967cm" svg:height="5.094cm" draw:z-index="20"><draw:image xlink:href="Pictures/10000201000002F0000000CADE5165B81FE13D48.png" xlink:type="simple" xlink:show="embed" xlink:actuate="onLoad"/></draw:frame><draw:frame draw:style-name="fr1" draw:name="Image21" text:anchor-type="paragraph" svg:x="-0.979cm" svg:y="4.847cm" svg:width="18.944cm" svg:height="5.089cm" draw:z-index="21"><draw:image xlink:href="Pictures/10000201000002F0000000CA42089504E45931C4.png" xlink:type="simple" xlink:show="embed" xlink:actuate="onLoad"/></draw:frame><draw:frame draw:style-name="fr1" draw:name="Image23" text:anchor-type="paragraph" svg:x="-0.979cm" svg:y="10.097cm" svg:width="18.941cm" svg:height="5.087cm" draw:z-index="22"><draw:image xlink:href="Pictures/10000201000002F0000000CAB27B0C4BC47ADC74.png" xlink:type="simple" xlink:show="embed" xlink:actuate="onLoad"/></draw:frame><draw:frame draw:style-name="fr1" draw:name="Image24" text:anchor-type="paragraph" svg:x="-1.025cm" svg:y="15.356cm" svg:width="19.016cm" svg:height="5.108cm" draw:z-index="23"><draw:image xlink:href="Pictures/10000201000002F0000000CA2DB12FA9D940BF38.png" xlink:type="simple" xlink:show="embed" xlink:actuate="onLoad"/></draw:frame><draw:frame draw:style-name="fr1" draw:name="Image25" text:anchor-type="paragraph" svg:x="-1.027cm" svg:y="20.576cm" svg:width="19.031cm" svg:height="5.112cm" draw:z-index="24"><draw:image xlink:href="Pictures/10000201000002F0000000CABA837FCDA7B35C88.png" xlink:type="simple" xlink:show="embed" xlink:actuate="onLoad"/></draw:frame></text:p>
      <text:p text:style-name="P2"><draw:frame draw:style-name="fr1" draw:name="Image26" text:anchor-type="paragraph" svg:x="-0.954cm" svg:y="-0.258cm" svg:width="18.971cm" svg:height="5.096cm" draw:z-index="25"><draw:image xlink:href="Pictures/10000201000002F0000000CAFB72D64A106F2E1E.png" xlink:type="simple" xlink:show="embed" xlink:actuate="onLoad"/></draw:frame><draw:frame draw:style-name="fr1" draw:name="Image27" text:anchor-type="paragraph" svg:x="-0.977cm" svg:y="5.009cm" svg:width="18.958cm" svg:height="5.092cm" draw:z-index="26"><draw:image xlink:href="Pictures/10000201000002F0000000CA4A9C492FC2C04916.png" xlink:type="simple" xlink:show="embed" xlink:actuate="onLoad"/></draw:frame><draw:frame draw:style-name="fr1" draw:name="Image28" text:anchor-type="paragraph" svg:x="-0.931cm" svg:y="10.206cm" svg:width="18.86cm" svg:height="5.066cm" draw:z-index="27"><draw:image xlink:href="Pictures/10000201000002F0000000CAB54F35F0801E4E6B.png" xlink:type="simple" xlink:show="embed" xlink:actuate="onLoad"/></draw:frame><draw:frame draw:style-name="fr1" draw:name="Image29" text:anchor-type="paragraph" svg:x="-0.933cm" svg:y="15.425cm" svg:width="18.78cm" svg:height="5.045cm" draw:z-index="28"><draw:image xlink:href="Pictures/10000201000002F0000000CABB514DFF52F13FBB.png" xlink:type="simple" xlink:show="embed" xlink:actuate="onLoad"/></draw:frame><draw:frame draw:style-name="fr1" draw:name="Image30" text:anchor-type="paragraph" svg:x="-0.928cm" svg:y="20.646cm" svg:width="18.865cm" svg:height="5.068cm" draw:z-index="29"><draw:image xlink:href="Pictures/10000201000002F0000000CAAFF98F4F8C5B1579.png" xlink:type="simple" xlink:show="embed" xlink:actuate="onLoad"/></draw:frame></text:p>
      <text:p text:style-name="P2"><draw:frame draw:style-name="fr1" draw:name="Image31" text:anchor-type="paragraph" svg:x="-0.884cm" svg:y="-0.164cm" svg:width="18.847cm" svg:height="5.062cm" draw:z-index="30"><draw:image xlink:href="Pictures/10000201000002F0000000CAF76CCCD43330AE5A.png" xlink:type="simple" xlink:show="embed" xlink:actuate="onLoad"/></draw:frame><draw:frame draw:style-name="fr1" draw:name="Image33" text:anchor-type="paragraph" svg:x="-0.861cm" svg:y="10.329cm" svg:width="18.754cm" svg:height="5.038cm" draw:z-index="31"><draw:image xlink:href="Pictures/10000201000002F0000000CAF9E7FBFB5732ABC2.png" xlink:type="simple" xlink:show="embed" xlink:actuate="onLoad"/></draw:frame><draw:frame draw:style-name="fr1" draw:name="Image35" text:anchor-type="paragraph" svg:x="-0.84cm" svg:y="20.759cm" svg:width="18.715cm" svg:height="5.027cm" draw:z-index="32"><draw:image xlink:href="Pictures/10000201000002F0000000CADDAFBF4A02F9C18A.png" xlink:type="simple" xlink:show="embed" xlink:actuate="onLoad"/></draw:frame><draw:frame draw:style-name="fr1" draw:name="Image32" text:anchor-type="paragraph" svg:x="-0.861cm" svg:y="5.034cm" svg:width="18.787cm" svg:height="5.046cm" draw:z-index="33"><draw:image xlink:href="Pictures/10000201000002F0000000CAD9285F9B1D6ADC81.png" xlink:type="simple" xlink:show="embed" xlink:actuate="onLoad"/></draw:frame><draw:frame draw:style-name="fr1" draw:name="Image34" text:anchor-type="paragraph" svg:x="-0.885cm" svg:y="15.522cm" svg:width="18.755cm" svg:height="5.038cm" draw:z-index="34"><draw:image xlink:href="Pictures/10000201000002F0000000CA20E00BE6E885026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avko Zagorac</meta:initial-creator>
    <meta:creation-date>2018-04-01T12:47:52.073676000</meta:creation-date>
    <dc:date>2018-04-29T17:36:33.106577000</dc:date>
    <dc:creator>Slavko Zagorac</dc:creator>
    <meta:editing-duration>PT1H6M56S</meta:editing-duration>
    <meta:editing-cycles>18</meta:editing-cycles>
    <meta:generator>LibreOffice/5.3.7.2$MacOSX_X86_64 LibreOffice_project/6b8ed514a9f8b44d37a1b96673cbbdd077e24059</meta:generator>
    <meta:document-statistic meta:table-count="0" meta:image-count="35" meta:object-count="0" meta:page-count="7" meta:paragraph-count="0" meta:word-count="0" meta:character-count="0" meta:non-whitespace-character-count="0"/>
  </office:meta>
</office:document-meta>
</file>